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#7da7d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put → hidden layer</text:p>
          </table:table-cell>
          <table:table-cell table:number-columns-repeated="2"/>
        </table:table-row>
        <table:table-row table:style-name="ro1">
          <table:table-cell/>
          <table:table-cell table:formula="of:=[.B3]/(1+ABS([.B3]))" office:value-type="float" office:value="0.587288485348741" calcext:value-type="float">
            <text:p>0,587288485348741</text:p>
          </table:table-cell>
          <table:table-cell table:formula="of:=[.C3]/(1+ABS([.C3]))" office:value-type="float" office:value="0.198204298346577" calcext:value-type="float">
            <text:p>0,198204298346577</text:p>
          </table:table-cell>
        </table:table-row>
        <table:table-row table:style-name="ro1">
          <table:table-cell/>
          <table:table-cell table:formula="of:=([.$A$4]*[.B4])+([.$A$5]*[.B5])+([.$A$6]*[.B6])" office:value-type="float" office:value="1.423" calcext:value-type="float">
            <text:p>1,423</text:p>
          </table:table-cell>
          <table:table-cell table:formula="of:=([.$A$4]*[.C4])+([.$A$5]*[.C5])+([.$A$6]*[.C6])" office:value-type="float" office:value="0.2472005" calcext:value-type="float">
            <text:p>0,247200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.966027" calcext:value-type="float">
            <text:p>0,966027</text:p>
          </table:table-cell>
          <table:table-cell table:style-name="ce3" office:value-type="float" office:value="0.0398315" calcext:value-type="float">
            <text:p>0,0398315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.155265" calcext:value-type="float">
            <text:p>0,155265</text:p>
          </table:table-cell>
          <table:table-cell table:style-name="ce3" office:value-type="float" office:value="0.0891024" calcext:value-type="float">
            <text:p>0,0891024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float" office:value="0.456973" calcext:value-type="float">
            <text:p>0,456973</text:p>
          </table:table-cell>
          <table:table-cell table:style-name="ce3" office:value-type="float" office:value="0.207369" calcext:value-type="float">
            <text:p>0,20736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dden layer → output</text:p>
          </table:table-cell>
          <table:table-cell table:number-columns-repeated="2"/>
        </table:table-row>
        <table:table-row table:style-name="ro1">
          <table:table-cell/>
          <table:table-cell table:formula="of:=[.B10]/(1+ABS([.B10]))" office:value-type="float" office:value="0.390468469839057" calcext:value-type="float">
            <text:p>0,390468469839057</text:p>
          </table:table-cell>
          <table:table-cell/>
        </table:table-row>
        <table:table-row table:style-name="ro1">
          <table:table-cell/>
          <table:table-cell table:formula="of:=([.A11]*[.B11])+([.A12]*[.B12])" office:value-type="float" office:value="0.640604219007269" calcext:value-type="float">
            <text:p>0,640604219007269</text:p>
          </table:table-cell>
          <table:table-cell/>
        </table:table-row>
        <table:table-row table:style-name="ro1">
          <table:table-cell table:style-name="ce2" table:formula="of:=[.B2]" office:value-type="float" office:value="0.587288485348741" calcext:value-type="float">
            <text:p>0,587288485348741</text:p>
          </table:table-cell>
          <table:table-cell table:style-name="ce3" office:value-type="float" office:value="0.849736" calcext:value-type="float">
            <text:p>0,849736</text:p>
          </table:table-cell>
          <table:table-cell/>
        </table:table-row>
        <table:table-row table:style-name="ro1">
          <table:table-cell table:style-name="ce2" table:formula="of:=[.C2]" office:value-type="float" office:value="0.198204298346577" calcext:value-type="float">
            <text:p>0,198204298346577</text:p>
          </table:table-cell>
          <table:table-cell table:style-name="ce3" office:value-type="float" office:value="0.714233" calcext:value-type="float">
            <text:p>0,7142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4:31:29.022755933</meta:creation-date>
    <dc:date>2019-08-21T04:56:28.500164398</dc:date>
    <meta:editing-duration>PT4M39S</meta:editing-duration>
    <meta:editing-cycles>1</meta:editing-cycles>
    <meta:document-statistic meta:table-count="1" meta:cell-count="21" meta:object-count="0"/>
    <meta:generator>LibreOffice/6.0.7.3$Linux_X86_64 LibreOffice_project/00m0$Build-3</meta:generator>
  </office:meta>
</office:document-meta>
</file>